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16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tional_id</text:p>
          </table:table-cell>
          <table:table-cell office:value-type="string" table:style-name="ce1">
            <text:p>upi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parcel_id</text:p>
          </table:table-cell>
          <table:table-cell office:value-type="string" table:style-name="ce1">
            <text:p>area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1199480097143101</text:p>
          </table:table-cell>
          <table:table-cell office:value-type="string" table:style-name="ce1">
            <text:p>1/02/08/01/1047</text:p>
          </table:table-cell>
          <table:table-cell office:value-type="float" office:value="101010102" table:style-name="ce1">
            <text:p>101010102</text:p>
          </table:table-cell>
          <table:table-cell office:value-type="float" office:value="1047" table:style-name="ce1">
            <text:p>1047</text:p>
          </table:table-cell>
          <table:table-cell office:value-type="float" office:value="3825" table:style-name="ce1">
            <text:p>382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1199480097143102</text:p>
          </table:table-cell>
          <table:table-cell office:value-type="string" table:style-name="ce1">
            <text:p>1/02/08/01/1000</text:p>
          </table:table-cell>
          <table:table-cell office:value-type="float" office:value="101010103" table:style-name="ce1">
            <text:p>101010103</text:p>
          </table:table-cell>
          <table:table-cell office:value-type="float" office:value="1000" table:style-name="ce1">
            <text:p>1000</text:p>
          </table:table-cell>
          <table:table-cell office:value-type="float" office:value="3000" table:style-name="ce1">
            <text:p>3000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1199480097143103</text:p>
          </table:table-cell>
          <table:table-cell office:value-type="string" table:style-name="ce1">
            <text:p>1/02/08/01/1001</text:p>
          </table:table-cell>
          <table:table-cell office:value-type="float" office:value="101010104" table:style-name="ce1">
            <text:p>101010104</text:p>
          </table:table-cell>
          <table:table-cell office:value-type="float" office:value="1001" table:style-name="ce1">
            <text:p>1001</text:p>
          </table:table-cell>
          <table:table-cell office:value-type="float" office:value="3001" table:style-name="ce1">
            <text:p>300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1199480097143104</text:p>
          </table:table-cell>
          <table:table-cell office:value-type="string" table:style-name="ce1">
            <text:p>1/02/08/01/1002</text:p>
          </table:table-cell>
          <table:table-cell office:value-type="float" office:value="101010105" table:style-name="ce1">
            <text:p>101010105</text:p>
          </table:table-cell>
          <table:table-cell office:value-type="float" office:value="1002" table:style-name="ce1">
            <text:p>1002</text:p>
          </table:table-cell>
          <table:table-cell office:value-type="float" office:value="3002" table:style-name="ce1">
            <text:p>300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1199480097143105</text:p>
          </table:table-cell>
          <table:table-cell office:value-type="string" table:style-name="ce1">
            <text:p>1/02/08/01/1003</text:p>
          </table:table-cell>
          <table:table-cell office:value-type="float" office:value="101010106" table:style-name="ce1">
            <text:p>101010106</text:p>
          </table:table-cell>
          <table:table-cell office:value-type="float" office:value="1003" table:style-name="ce1">
            <text:p>1003</text:p>
          </table:table-cell>
          <table:table-cell office:value-type="float" office:value="3003" table:style-name="ce1">
            <text:p>300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1199480097143106</text:p>
          </table:table-cell>
          <table:table-cell office:value-type="string" table:style-name="ce1">
            <text:p>1/02/08/01/1004</text:p>
          </table:table-cell>
          <table:table-cell office:value-type="float" office:value="101010107" table:style-name="ce1">
            <text:p>101010107</text:p>
          </table:table-cell>
          <table:table-cell office:value-type="float" office:value="1004" table:style-name="ce1">
            <text:p>1004</text:p>
          </table:table-cell>
          <table:table-cell office:value-type="float" office:value="3004" table:style-name="ce1">
            <text:p>3004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1199480097143107</text:p>
          </table:table-cell>
          <table:table-cell office:value-type="string" table:style-name="ce1">
            <text:p>1/02/08/01/1005</text:p>
          </table:table-cell>
          <table:table-cell office:value-type="float" office:value="101010108" table:style-name="ce1">
            <text:p>101010108</text:p>
          </table:table-cell>
          <table:table-cell office:value-type="float" office:value="1005" table:style-name="ce1">
            <text:p>1005</text:p>
          </table:table-cell>
          <table:table-cell office:value-type="float" office:value="3005" table:style-name="ce1">
            <text:p>300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1199480097143108</text:p>
          </table:table-cell>
          <table:table-cell office:value-type="string" table:style-name="ce1">
            <text:p>1/02/08/01/1006</text:p>
          </table:table-cell>
          <table:table-cell office:value-type="float" office:value="101010109" table:style-name="ce1">
            <text:p>101010109</text:p>
          </table:table-cell>
          <table:table-cell office:value-type="float" office:value="1006" table:style-name="ce1">
            <text:p>1006</text:p>
          </table:table-cell>
          <table:table-cell office:value-type="float" office:value="3006" table:style-name="ce1">
            <text:p>300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1199480097143109</text:p>
          </table:table-cell>
          <table:table-cell office:value-type="string" table:style-name="ce1">
            <text:p>1/02/08/01/1007</text:p>
          </table:table-cell>
          <table:table-cell office:value-type="float" office:value="101010110" table:style-name="ce1">
            <text:p>101010110</text:p>
          </table:table-cell>
          <table:table-cell office:value-type="float" office:value="1007" table:style-name="ce1">
            <text:p>1007</text:p>
          </table:table-cell>
          <table:table-cell office:value-type="float" office:value="3007" table:style-name="ce1">
            <text:p>300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1199480097143110</text:p>
          </table:table-cell>
          <table:table-cell office:value-type="string" table:style-name="ce1">
            <text:p>1/02/08/01/1008</text:p>
          </table:table-cell>
          <table:table-cell office:value-type="float" office:value="101010111" table:style-name="ce1">
            <text:p>101010111</text:p>
          </table:table-cell>
          <table:table-cell office:value-type="float" office:value="1008" table:style-name="ce1">
            <text:p>1008</text:p>
          </table:table-cell>
          <table:table-cell office:value-type="float" office:value="3008" table:style-name="ce1">
            <text:p>300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1199480097143111</text:p>
          </table:table-cell>
          <table:table-cell office:value-type="string" table:style-name="ce1">
            <text:p>1/02/08/01/1009</text:p>
          </table:table-cell>
          <table:table-cell office:value-type="float" office:value="101010112" table:style-name="ce1">
            <text:p>101010112</text:p>
          </table:table-cell>
          <table:table-cell office:value-type="float" office:value="1009" table:style-name="ce1">
            <text:p>1009</text:p>
          </table:table-cell>
          <table:table-cell office:value-type="float" office:value="3009" table:style-name="ce1">
            <text:p>300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1199480097143112</text:p>
          </table:table-cell>
          <table:table-cell office:value-type="string" table:style-name="ce1">
            <text:p>1/02/08/01/1010</text:p>
          </table:table-cell>
          <table:table-cell office:value-type="float" office:value="101010113" table:style-name="ce1">
            <text:p>101010113</text:p>
          </table:table-cell>
          <table:table-cell office:value-type="float" office:value="1010" table:style-name="ce1">
            <text:p>1010</text:p>
          </table:table-cell>
          <table:table-cell office:value-type="float" office:value="3010" table:style-name="ce1">
            <text:p>3010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1199480097143113</text:p>
          </table:table-cell>
          <table:table-cell office:value-type="string" table:style-name="ce1">
            <text:p>1/02/08/01/1011</text:p>
          </table:table-cell>
          <table:table-cell office:value-type="float" office:value="101010114" table:style-name="ce1">
            <text:p>101010114</text:p>
          </table:table-cell>
          <table:table-cell office:value-type="float" office:value="1011" table:style-name="ce1">
            <text:p>1011</text:p>
          </table:table-cell>
          <table:table-cell office:value-type="float" office:value="3011" table:style-name="ce1">
            <text:p>301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1199480097143114</text:p>
          </table:table-cell>
          <table:table-cell office:value-type="string" table:style-name="ce1">
            <text:p>1/02/08/01/1012</text:p>
          </table:table-cell>
          <table:table-cell office:value-type="float" office:value="101010115" table:style-name="ce1">
            <text:p>101010115</text:p>
          </table:table-cell>
          <table:table-cell office:value-type="float" office:value="1012" table:style-name="ce1">
            <text:p>1012</text:p>
          </table:table-cell>
          <table:table-cell office:value-type="float" office:value="3012" table:style-name="ce1">
            <text:p>3012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1199480097143115</text:p>
          </table:table-cell>
          <table:table-cell office:value-type="string" table:style-name="ce1">
            <text:p>1/02/08/01/1013</text:p>
          </table:table-cell>
          <table:table-cell office:value-type="float" office:value="101010116" table:style-name="ce1">
            <text:p>101010116</text:p>
          </table:table-cell>
          <table:table-cell office:value-type="float" office:value="1013" table:style-name="ce1">
            <text:p>1013</text:p>
          </table:table-cell>
          <table:table-cell office:value-type="float" office:value="3013" table:style-name="ce1">
            <text:p>3013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1199480097143116</text:p>
          </table:table-cell>
          <table:table-cell office:value-type="string" table:style-name="ce1">
            <text:p>1/02/08/01/1014</text:p>
          </table:table-cell>
          <table:table-cell office:value-type="float" office:value="101010117" table:style-name="ce1">
            <text:p>101010117</text:p>
          </table:table-cell>
          <table:table-cell office:value-type="float" office:value="1014" table:style-name="ce1">
            <text:p>1014</text:p>
          </table:table-cell>
          <table:table-cell office:value-type="float" office:value="3014" table:style-name="ce1">
            <text:p>3014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1199480097143117</text:p>
          </table:table-cell>
          <table:table-cell office:value-type="string" table:style-name="ce1">
            <text:p>1/02/08/01/1015</text:p>
          </table:table-cell>
          <table:table-cell office:value-type="float" office:value="101010118" table:style-name="ce1">
            <text:p>101010118</text:p>
          </table:table-cell>
          <table:table-cell office:value-type="float" office:value="1015" table:style-name="ce1">
            <text:p>1015</text:p>
          </table:table-cell>
          <table:table-cell office:value-type="float" office:value="3015" table:style-name="ce1">
            <text:p>3015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1199480097143118</text:p>
          </table:table-cell>
          <table:table-cell office:value-type="string" table:style-name="ce1">
            <text:p>1/02/08/01/1016</text:p>
          </table:table-cell>
          <table:table-cell office:value-type="float" office:value="101010119" table:style-name="ce1">
            <text:p>101010119</text:p>
          </table:table-cell>
          <table:table-cell office:value-type="float" office:value="1016" table:style-name="ce1">
            <text:p>1016</text:p>
          </table:table-cell>
          <table:table-cell office:value-type="float" office:value="3016" table:style-name="ce1">
            <text:p>3016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1199480097143119</text:p>
          </table:table-cell>
          <table:table-cell office:value-type="string" table:style-name="ce1">
            <text:p>1/02/08/01/1017</text:p>
          </table:table-cell>
          <table:table-cell office:value-type="float" office:value="101010120" table:style-name="ce1">
            <text:p>101010120</text:p>
          </table:table-cell>
          <table:table-cell office:value-type="float" office:value="1017" table:style-name="ce1">
            <text:p>1017</text:p>
          </table:table-cell>
          <table:table-cell office:value-type="float" office:value="3017" table:style-name="ce1">
            <text:p>3017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1199480097143120</text:p>
          </table:table-cell>
          <table:table-cell office:value-type="string" table:style-name="ce1">
            <text:p>1/02/08/01/1018</text:p>
          </table:table-cell>
          <table:table-cell office:value-type="float" office:value="101010121" table:style-name="ce1">
            <text:p>101010121</text:p>
          </table:table-cell>
          <table:table-cell office:value-type="float" office:value="1018" table:style-name="ce1">
            <text:p>1018</text:p>
          </table:table-cell>
          <table:table-cell office:value-type="float" office:value="3018" table:style-name="ce1">
            <text:p>3018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1199480097143121</text:p>
          </table:table-cell>
          <table:table-cell office:value-type="string" table:style-name="ce1">
            <text:p>1/02/08/01/1019</text:p>
          </table:table-cell>
          <table:table-cell office:value-type="float" office:value="101010122" table:style-name="ce1">
            <text:p>101010122</text:p>
          </table:table-cell>
          <table:table-cell office:value-type="float" office:value="1019" table:style-name="ce1">
            <text:p>1019</text:p>
          </table:table-cell>
          <table:table-cell office:value-type="float" office:value="3019" table:style-name="ce1">
            <text:p>3019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1199480097143122</text:p>
          </table:table-cell>
          <table:table-cell office:value-type="string" table:style-name="ce1">
            <text:p>1/02/08/01/1020</text:p>
          </table:table-cell>
          <table:table-cell office:value-type="float" office:value="101010123" table:style-name="ce1">
            <text:p>101010123</text:p>
          </table:table-cell>
          <table:table-cell office:value-type="float" office:value="1020" table:style-name="ce1">
            <text:p>1020</text:p>
          </table:table-cell>
          <table:table-cell office:value-type="float" office:value="3020" table:style-name="ce1">
            <text:p>3020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1199480097143123</text:p>
          </table:table-cell>
          <table:table-cell office:value-type="string" table:style-name="ce1">
            <text:p>1/02/08/01/1021</text:p>
          </table:table-cell>
          <table:table-cell office:value-type="float" office:value="101010124" table:style-name="ce1">
            <text:p>101010124</text:p>
          </table:table-cell>
          <table:table-cell office:value-type="float" office:value="1021" table:style-name="ce1">
            <text:p>1021</text:p>
          </table:table-cell>
          <table:table-cell office:value-type="float" office:value="3021" table:style-name="ce1">
            <text:p>3021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1199480097143124</text:p>
          </table:table-cell>
          <table:table-cell office:value-type="string" table:style-name="ce1">
            <text:p>1/02/08/01/1022</text:p>
          </table:table-cell>
          <table:table-cell office:value-type="float" office:value="101010125" table:style-name="ce1">
            <text:p>101010125</text:p>
          </table:table-cell>
          <table:table-cell office:value-type="float" office:value="1022" table:style-name="ce1">
            <text:p>1022</text:p>
          </table:table-cell>
          <table:table-cell office:value-type="float" office:value="3022" table:style-name="ce1">
            <text:p>3022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1199480097143125</text:p>
          </table:table-cell>
          <table:table-cell office:value-type="string" table:style-name="ce1">
            <text:p>1/02/08/01/1023</text:p>
          </table:table-cell>
          <table:table-cell office:value-type="float" office:value="101010126" table:style-name="ce1">
            <text:p>101010126</text:p>
          </table:table-cell>
          <table:table-cell office:value-type="float" office:value="1023" table:style-name="ce1">
            <text:p>1023</text:p>
          </table:table-cell>
          <table:table-cell office:value-type="float" office:value="3023" table:style-name="ce1">
            <text:p>3023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1199480097143126</text:p>
          </table:table-cell>
          <table:table-cell office:value-type="string" table:style-name="ce1">
            <text:p>1/02/08/01/1024</text:p>
          </table:table-cell>
          <table:table-cell office:value-type="float" office:value="101010126" table:style-name="ce1">
            <text:p>101010126</text:p>
          </table:table-cell>
          <table:table-cell office:value-type="float" office:value="1024" table:style-name="ce1">
            <text:p>1024</text:p>
          </table:table-cell>
          <table:table-cell office:value-type="float" office:value="3024" table:style-name="ce1">
            <text:p>3024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1199480097143127</text:p>
          </table:table-cell>
          <table:table-cell office:value-type="string" table:style-name="ce1">
            <text:p>1/02/08/01/1025</text:p>
          </table:table-cell>
          <table:table-cell office:value-type="float" office:value="101010127" table:style-name="ce1">
            <text:p>101010127</text:p>
          </table:table-cell>
          <table:table-cell office:value-type="float" office:value="1025" table:style-name="ce1">
            <text:p>1025</text:p>
          </table:table-cell>
          <table:table-cell office:value-type="float" office:value="3025" table:style-name="ce1">
            <text:p>3025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1199480097143128</text:p>
          </table:table-cell>
          <table:table-cell office:value-type="string" table:style-name="ce1">
            <text:p>1/02/08/01/1026</text:p>
          </table:table-cell>
          <table:table-cell office:value-type="float" office:value="101010128" table:style-name="ce1">
            <text:p>101010128</text:p>
          </table:table-cell>
          <table:table-cell office:value-type="float" office:value="1026" table:style-name="ce1">
            <text:p>1026</text:p>
          </table:table-cell>
          <table:table-cell office:value-type="float" office:value="3026" table:style-name="ce1">
            <text:p>3026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1199480097143129</text:p>
          </table:table-cell>
          <table:table-cell office:value-type="string" table:style-name="ce1">
            <text:p>1/02/08/01/1027</text:p>
          </table:table-cell>
          <table:table-cell office:value-type="float" office:value="101010129" table:style-name="ce1">
            <text:p>101010129</text:p>
          </table:table-cell>
          <table:table-cell office:value-type="float" office:value="1027" table:style-name="ce1">
            <text:p>1027</text:p>
          </table:table-cell>
          <table:table-cell office:value-type="float" office:value="3027" table:style-name="ce1">
            <text:p>3027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1199480097143130</text:p>
          </table:table-cell>
          <table:table-cell office:value-type="string" table:style-name="ce1">
            <text:p>1/02/08/01/1028</text:p>
          </table:table-cell>
          <table:table-cell office:value-type="float" office:value="101010130" table:style-name="ce1">
            <text:p>101010130</text:p>
          </table:table-cell>
          <table:table-cell office:value-type="float" office:value="1028" table:style-name="ce1">
            <text:p>1028</text:p>
          </table:table-cell>
          <table:table-cell office:value-type="float" office:value="3028" table:style-name="ce1">
            <text:p>3028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araka Christian</meta:initial-creator>
    <dc:creator>Baraka Christian</dc:creator>
    <meta:creation-date>2021-06-10T10:29:29Z</meta:creation-date>
    <dc:date>2021-06-10T13:03:01Z</dc:date>
  </office:meta>
</office:document-meta>
</file>